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style:font-family-generic="swiss"/>
    <style:font-face style:name="Calibri1" svg:font-family="Calibri" style:font-adornments="Normal" style:font-family-generic="swiss"/>
    <style:font-face style:name="Cantarell" svg:font-family="Cantarel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text-align="center" style:justify-single-word="false"/>
      <style:text-properties style:font-name="Calibri" fo:font-size="16pt" style:font-size-asian="16pt" style:font-size-complex="16pt"/>
    </style:style>
    <style:style style:name="P3" style:family="paragraph" style:parent-style-name="Heading_20_1">
      <style:paragraph-properties fo:text-align="center" style:justify-single-word="false"/>
      <style:text-properties officeooo:paragraph-rsid="0032b85e"/>
    </style:style>
    <style:style style:name="P4" style:family="paragraph" style:parent-style-name="Heading_20_1">
      <style:text-properties officeooo:paragraph-rsid="0032b85e"/>
    </style:style>
    <style:style style:name="P5" style:family="paragraph" style:parent-style-name="Heading_20_2"/>
    <style:style style:name="P6" style:family="paragraph" style:parent-style-name="Standard">
      <style:paragraph-properties fo:line-height="150%" fo:text-align="start" style:justify-single-word="false"/>
      <style:text-properties style:font-name="Calibri" fo:font-size="14pt" officeooo:rsid="0015c71d" officeooo:paragraph-rsid="0015c71d" style:font-size-asian="14pt" style:font-size-complex="14pt"/>
    </style:style>
    <style:style style:name="P7" style:family="paragraph" style:parent-style-name="Standard">
      <style:paragraph-properties fo:line-height="150%" fo:text-align="start" style:justify-single-word="false"/>
      <style:text-properties style:font-name="Calibri" fo:font-size="14pt" officeooo:rsid="0026a6b6" officeooo:paragraph-rsid="0015c71d" style:font-size-asian="14pt" style:font-size-complex="14pt"/>
    </style:style>
    <style:style style:name="P8" style:family="paragraph" style:parent-style-name="Standard">
      <style:paragraph-properties fo:line-height="150%" fo:text-align="start" style:justify-single-word="false"/>
      <style:text-properties style:font-name="Calibri" fo:font-size="14pt" officeooo:rsid="002af07a" officeooo:paragraph-rsid="002af07a" style:font-size-asian="14pt" style:font-size-complex="14pt"/>
    </style:style>
    <style:style style:name="P9" style:family="paragraph" style:parent-style-name="Standard">
      <style:paragraph-properties fo:line-height="150%" fo:text-align="start" style:justify-single-word="false"/>
      <style:text-properties style:font-name="Calibri" fo:font-size="11pt" officeooo:rsid="0015c71d" officeooo:paragraph-rsid="0015c71d" style:font-size-asian="9.60000038146973pt" style:font-size-complex="11pt"/>
    </style:style>
    <style:style style:name="P10" style:family="paragraph" style:parent-style-name="Standard">
      <style:paragraph-properties fo:line-height="150%" fo:text-align="start" style:justify-single-word="false"/>
      <style:text-properties style:font-name="Calibri" fo:font-size="11pt" officeooo:rsid="0015c71d" officeooo:paragraph-rsid="0015c71d" style:font-size-asian="11pt" style:font-size-complex="11pt"/>
    </style:style>
    <style:style style:name="P11" style:family="paragraph" style:parent-style-name="Standard" style:list-style-name="L1">
      <style:paragraph-properties fo:line-height="150%" fo:text-align="start" style:justify-single-word="false"/>
      <style:text-properties style:font-name="Calibri" fo:font-size="11pt" officeooo:rsid="0015c71d" officeooo:paragraph-rsid="0015c71d" style:font-size-asian="11pt" style:font-size-complex="11pt"/>
    </style:style>
    <style:style style:name="P12" style:family="paragraph" style:parent-style-name="Standard" style:list-style-name="L2">
      <style:paragraph-properties fo:line-height="150%" fo:text-align="start" style:justify-single-word="false"/>
      <style:text-properties style:font-name="Calibri" fo:font-size="11pt" officeooo:rsid="0015c71d" officeooo:paragraph-rsid="0015c71d" style:font-size-asian="11pt" style:font-size-complex="11pt"/>
    </style:style>
    <style:style style:name="P13" style:family="paragraph" style:parent-style-name="Standard">
      <style:paragraph-properties fo:line-height="150%" fo:text-align="start" style:justify-single-word="false"/>
      <style:text-properties style:font-name="Calibri" fo:font-size="12pt" officeooo:rsid="0015c71d" officeooo:paragraph-rsid="0015c71d" style:font-size-asian="12pt" style:font-size-complex="12pt"/>
    </style:style>
    <style:style style:name="P14" style:family="paragraph" style:parent-style-name="Standard" style:list-style-name="L3">
      <style:paragraph-properties fo:line-height="150%" fo:text-align="start" style:justify-single-word="false"/>
      <style:text-properties style:font-name="Calibri" fo:font-size="12pt" officeooo:rsid="0015c71d" officeooo:paragraph-rsid="00290895" style:font-size-asian="12pt" style:font-size-complex="12pt"/>
    </style:style>
    <style:style style:name="P15" style:family="paragraph" style:parent-style-name="Standard">
      <style:paragraph-properties fo:line-height="150%" fo:text-align="start" style:justify-single-word="false"/>
      <style:text-properties style:font-name="Calibri" fo:font-size="12pt" officeooo:rsid="0015c71d" officeooo:paragraph-rsid="00290895" style:font-size-asian="12pt" style:font-size-complex="12pt"/>
    </style:style>
    <style:style style:name="P16" style:family="paragraph" style:parent-style-name="Standard">
      <style:paragraph-properties fo:line-height="150%" fo:text-align="center" style:justify-single-word="false"/>
      <style:text-properties style:font-name="Calibri" fo:font-size="13pt" officeooo:rsid="00290895" officeooo:paragraph-rsid="00290895" style:font-size-asian="13pt" style:font-size-complex="13pt"/>
    </style:style>
    <style:style style:name="P17" style:family="paragraph" style:parent-style-name="Standard">
      <style:paragraph-properties fo:line-height="150%" fo:text-align="start" style:justify-single-word="false"/>
      <style:text-properties style:font-name="Calibri" fo:font-size="13pt" officeooo:rsid="00290895" officeooo:paragraph-rsid="00290895" style:font-size-asian="13pt" style:font-size-complex="13pt"/>
    </style:style>
    <style:style style:name="P18" style:family="paragraph" style:parent-style-name="Standard">
      <style:paragraph-properties fo:line-height="150%" fo:text-align="justify" style:justify-single-word="false"/>
      <style:text-properties style:font-name="Calibri" fo:font-size="13pt" officeooo:rsid="00290895" officeooo:paragraph-rsid="00290895" style:font-size-asian="13pt" style:font-size-complex="13pt"/>
    </style:style>
    <style:style style:name="P19" style:family="paragraph" style:parent-style-name="Standard">
      <style:paragraph-properties fo:margin-top="0cm" fo:margin-bottom="0cm" style:contextual-spacing="false" fo:line-height="150%" fo:text-align="start" style:justify-single-word="false"/>
      <style:text-properties style:font-name="Calibri" fo:font-size="11pt" officeooo:rsid="0015c71d" officeooo:paragraph-rsid="0015c71d" style:font-size-asian="11pt" style:font-size-complex="11pt"/>
    </style:style>
    <style:style style:name="P20" style:family="paragraph" style:parent-style-name="Standard">
      <style:paragraph-properties fo:margin-top="0cm" fo:margin-bottom="0cm" style:contextual-spacing="false" fo:line-height="150%" fo:text-align="start" style:justify-single-word="false"/>
      <style:text-properties style:font-name="Calibri" fo:font-size="11pt" officeooo:rsid="0015c71d" officeooo:paragraph-rsid="001c9f89" style:font-size-asian="11pt" style:font-size-complex="11pt"/>
    </style:style>
    <style:style style:name="P21" style:family="paragraph" style:parent-style-name="Text_20_body" style:list-style-name="">
      <loext:graphic-properties draw:fill="none"/>
      <style:paragraph-properties fo:margin-left="1cm" fo:margin-right="0cm" fo:margin-top="0.353cm" fo:margin-bottom="0.212cm" style:contextual-spacing="false" fo:line-height="150%" fo:text-align="start" style:justify-single-word="false" fo:text-indent="0cm" style:auto-text-indent="false" fo:background-color="transparent"/>
      <style:text-properties officeooo:rsid="0032b85e" officeooo:paragraph-rsid="0032b85e"/>
    </style:style>
    <style:style style:name="P22" style:family="paragraph" style:parent-style-name="Title">
      <style:text-properties style:font-name="Calibri"/>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6pt" fo:font-weight="bold" officeooo:rsid="0032b85e" style:font-name-asian="DejaVu Sans1" style:font-size-asian="16pt" style:font-weight-asian="bold" style:font-name-complex="DejaVu Sans1" style:font-size-complex="16pt" style:font-weight-complex="bold"/>
    </style:style>
    <style:style style:name="T11" style:family="text">
      <style:text-properties style:font-size-asian="11pt"/>
    </style:style>
    <style:style style:name="T12" style:family="text">
      <style:text-properties officeooo:rsid="001655db" style:font-size-asian="11pt"/>
    </style:style>
    <style:style style:name="T13" style:family="text">
      <style:text-properties officeooo:rsid="001c9f89" style:font-size-asian="11pt"/>
    </style:style>
    <style:style style:name="T14" style:family="text">
      <style:text-properties officeooo:rsid="001d2dff" style:font-size-asian="11pt"/>
    </style:style>
    <style:style style:name="T15" style:family="text">
      <style:text-properties officeooo:rsid="001f1043" style:font-size-asian="11pt"/>
    </style:style>
    <style:style style:name="T16" style:family="text">
      <style:text-properties officeooo:rsid="0032b85e" style:font-size-asian="11pt"/>
    </style:style>
    <style:style style:name="T17" style:family="text">
      <style:text-properties officeooo:rsid="001c9f89"/>
    </style:style>
    <style:style style:name="T18" style:family="text">
      <style:text-properties officeooo:rsid="001d2dff"/>
    </style:style>
    <style:style style:name="T19" style:family="text">
      <style:text-properties style:font-name="Calibri1" fo:font-size="11pt" officeooo:rsid="0033e450"/>
    </style:style>
    <style:style style:name="T20" style:family="text">
      <style:text-properties style:font-name="Calibri1" fo:font-size="11pt" officeooo:rsid="0035ba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ossier de Projet - DWWM</text:p>
      <text:p text:style-name="P6"/>
      <text:p text:style-name="P16">Page présentation</text:p>
      <text:p text:style-name="P18">Plan du projet à respecter</text:p>
      <text:p text:style-name="P17"/>
      <text:list xml:id="list992092926" text:style-name="L3">
        <text:list-item>
          <text:p text:style-name="P14">1. Liste des compétences du référentiel qui sont couvertes par le projet</text:p>
        </text:list-item>
      </text:list>
      <text:p text:style-name="P15"/>
      <text:list xml:id="list165360525483250" text:continue-numbering="true" text:style-name="L3">
        <text:list-item>
          <text:p text:style-name="P14">2. Résumé du projet en français d’une longueur d’environ 20 lignes soit 200 à 250 mots, ou environ 1200 caractères espaces non compris</text:p>
          <text:p text:style-name="P14"/>
        </text:list-item>
        <text:list-item>
          <text:p text:style-name="P14">3. Cahier des charges, expression des besoins, ou spécifications fonctionnelles du projet</text:p>
          <text:p text:style-name="P14"/>
        </text:list-item>
        <text:list-item>
          <text:p text:style-name="P14">4. Spécifications techniques du projet, élaborées par le candidat, y compris pour la sécurité et le web mobile</text:p>
          <text:p text:style-name="P14"/>
        </text:list-item>
        <text:list-item>
          <text:p text:style-name="P14">5. Réalisations du candidat comportant les extraits de code les plus significatifs et en les argumentant, y compris pour la sécurité et le web mobile</text:p>
          <text:p text:style-name="P14"/>
        </text:list-item>
        <text:list-item>
          <text:p text:style-name="P14">6. Présentation du jeu d’essai élaboré par le candidat de la fonctionnalité la plus représentative (données en entrée, données attendues, données obtenues)</text:p>
          <text:p text:style-name="P14"/>
        </text:list-item>
        <text:list-item>
          <text:p text:style-name="P14">7. Description de la veille, effectuée par le candidat durant le projet, sur les vulnérabilités de sécurité</text:p>
          <text:p text:style-name="P14"/>
        </text:list-item>
        <text:list-item>
          <text:p text:style-name="P14">8. Description d’une situation de travail ayant nécessité une recherche, effectuée par le candidat durant le projet, à partir de site anglophone</text:p>
          <text:p text:style-name="P14"/>
        </text:list-item>
        <text:list-item>
          <text:p text:style-name="P14">9. Extrait du site anglophone, utilisé dans le cadre de la recherche décrite précédemment, accompagné de la traduction en français effectuée par le candidat sans traducteur automatique (environ 750 signes).</text:p>
        </text:list-item>
      </text:list>
      <text:p text:style-name="P7"><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3413_3792038925" text:style-name="Index_20_Link" text:visited-style-name="Index_20_Link">Liste des compétence<text:tab/>3</text:a></text:p>
          <text:p text:style-name="P1"><text:a xlink:type="simple" xlink:href="#__RefHeading___Toc3418_3792038925" text:style-name="Index_20_Link" text:visited-style-name="Index_20_Link">Résumé du projet<text:tab/>4</text:a></text:p>
        </text:index-body>
      </text:table-of-content>
      <text:p text:style-name="P6"/>
      <text:p text:style-name="P8"/>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 text:outline-level="1"><text:bookmark-start text:name="__RefHeading___Toc3413_3792038925"/><text:soft-page-break/>Liste des compétence<text:bookmark-end text:name="__RefHeading___Toc3413_3792038925"/></text:h>
      <text:p text:style-name="P6"/>
      <text:p text:style-name="P6"/>
      <text:p text:style-name="Standard"><text:bookmark-start text:name="__RefHeading___Toc3420_3792038925"/><text:tab/><text:span text:style-name="T6">Activité 1 - Développer la partie front-end d’une application web ou web mobile en intégrant les recommandations de sécurité</text:span><text:bookmark-end text:name="__RefHeading___Toc3420_3792038925"/></text:p>
      <text:p text:style-name="P6"/>
      <text:list xml:id="list1920983595" text:style-name="L1">
        <text:list-item>
          <text:p text:style-name="P11">Maquetter une application</text:p>
        </text:list-item>
      </text:list>
      <text:p text:style-name="P10"/>
      <text:list xml:id="list165358815819874" text:continue-numbering="true" text:style-name="L1">
        <text:list-item>
          <text:p text:style-name="P11">Réaliser une interface utilisateur web statique et adaptable</text:p>
          <text:p text:style-name="P11"/>
        </text:list-item>
        <text:list-item>
          <text:p text:style-name="P11">Développer une interface utilisateur web dynamique</text:p>
          <text:p text:style-name="P11"/>
        </text:list-item>
        <text:list-item>
          <text:p text:style-name="P11">Réaliser une interface utilisateur avec une solution de gestion de contenu ou e-commerce</text:p>
          <text:p text:style-name="P11"/>
        </text:list-item>
      </text:list>
      <text:p text:style-name="P10"/>
      <text:p text:style-name="P10"/>
      <text:p text:style-name="Standard"><text:bookmark-start text:name="__RefHeading___Toc3422_3792038925"/><text:tab/><text:span text:style-name="T8">Activité 2 - </text:span><text:span text:style-name="T7">Développer la partie </text:span><text:span text:style-name="T8">back-end</text:span><text:span text:style-name="T7"> d’une application web ou </text:span><text:span text:style-name="T9">web mobile en intégrant les recommandations de sécurité</text:span><text:bookmark-end text:name="__RefHeading___Toc3422_3792038925"/></text:p>
      <text:p text:style-name="P10"/>
      <text:list xml:id="list226916875" text:style-name="L2">
        <text:list-item>
          <text:p text:style-name="P12">Créer une base de données</text:p>
          <text:p text:style-name="P12"/>
        </text:list-item>
        <text:list-item>
          <text:p text:style-name="P12">Développer les composants d’accès aux données</text:p>
          <text:p text:style-name="P12"/>
        </text:list-item>
        <text:list-item>
          <text:p text:style-name="P12">Développer la partie back-end d’une application web ou web mobile</text:p>
          <text:p text:style-name="P12"/>
        </text:list-item>
        <text:list-item>
          <text:p text:style-name="P12">Élaborer et mettre en œuvre des composants dans une application de gestion de contenu ou e-commerce</text:p>
          <text:p text:style-name="P12"/>
        </text:list-item>
      </text:list>
      <text:p text:style-name="P6"/>
      <text:p text:style-name="P6"/>
      <text:p text:style-name="P6"/>
      <text:p text:style-name="P6"/>
      <text:p text:style-name="P6"/>
      <text:h text:style-name="P3" text:outline-level="1"><text:soft-page-break/>Résumé du projet</text:h>
      <text:h text:style-name="P3" text:outline-level="1"><text:tab/></text:h>
      <text:p text:style-name="P9"><text:tab/><text:span text:style-name="T11">Les fleuriste, Sabine et Guillaume Cholet</text:span><text:span text:style-name="T16">,</text:span><text:span text:style-name="T11"> tenant la boutique « Lafleur » </text:span><text:span text:style-name="T15">à Lourmarin</text:span><text:span text:style-name="T11"> </text:span><text:span text:style-name="T12">souhaitent ouvrir un site. Le projet </text:span><text:span text:style-name="T14">est constitué de</text:span><text:span text:style-name="T12"> 3 plateformes, une boutique en ligne, un panneau administrateur </text:span><text:span text:style-name="T13">et un</text:span><text:span text:style-name="T12"> blog.</text:span></text:p>
      <text:p text:style-name="P10"/>
      <text:p text:style-name="P20"><text:tab/><text:span text:style-name="T1">La boutique en ligne devra leur permettre de vendre des produits, </text:span><text:span text:style-name="T18">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17">Une loterie sera mise en place lors d’évènement permettant aux utilisateurs d’obtenir des cadeaux à chaque commande.</text:span></text:p>
      <text:p text:style-name="P19"/>
      <text:p text:style-name="P19"><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19"/>
      <text:p text:style-name="P19"><text:tab/><text:span text:style-name="T5">Le blog contiendra des articles sur les fleurs accompagnés d’images. Le blog ainsi que la boutique en ligne devront avoir des liens permettant de naviguer de l’un à l’autre facilement.</text:span></text:p>
      <text:p text:style-name="P19"/>
      <text:p text:style-name="P19"/>
      <text:p text:style-name="P19"/>
      <text:p text:style-name="P19"/>
      <text:h text:style-name="P4" text:outline-level="1"><text:soft-page-break/><text:span text:style-name="T10">Cahier des charges</text:span></text:h>
      <text:h text:style-name="Heading_20_2" text:outline-level="2"/>
      <text:h text:style-name="Heading_20_2" text:outline-level="2">Besoins du client</text:h>
      <text:h text:style-name="P21" text:outline-level="2">Les clients, M et Me Cholet, <text:span text:style-name="T19">souhaite</text:span><text:span text:style-name="T20">nt</text:span><text:span text:style-name="T19"> ouvrir une boutique en ligne afin d’étendre leur clientèle. Ils demandent donc un site permettant aux utilisateurs de passer des commandes en livraison, ils auront également besoin d’u</text:span><text:span text:style-name="T20">ne vue administrative leur permettant d’ajouter, modifier et supprimer des articles ainsi </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style:font-family-generic="swiss"/>
    <style:font-face style:name="Calibri1" svg:font-family="Calibri" style:font-adornments="Normal" style:font-family-generic="swiss"/>
    <style:font-face style:name="Cantarell" svg:font-family="Cantarel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style:paragraph-properties fo:margin-left="2cm" fo:margin-right="0cm" fo:margin-top="0.353cm" fo:margin-bottom="0.212cm" style:contextual-spacing="false" fo:line-height="150%" fo:text-indent="0cm" style:auto-text-indent="false" fo:background-color="transparent" fo:keep-with-next="alway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1:37:23.006314072</meta:creation-date>
    <dc:date>2023-05-02T16:53:58.465884109</dc:date>
    <meta:editing-duration>PT2H29M18S</meta:editing-duration>
    <meta:editing-cycles>16</meta:editing-cycles>
    <meta:generator>LibreOffice/7.0.4.2$Linux_X86_64 LibreOffice_project/00$Build-2</meta:generator>
    <meta:document-statistic meta:table-count="0" meta:image-count="0" meta:object-count="0" meta:page-count="5" meta:paragraph-count="49" meta:word-count="611" meta:character-count="3809" meta:non-whitespace-character-count="3255"/>
  </office:meta>
</office:document-meta>
</file>